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14000035A400003ACF73461AD3CB982A04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Book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5" style:family="table">
      <style:table-properties style:width="27.7cm" table:align="margins" style:writing-mode="page"/>
    </style:style>
    <style:style style:name="Tabela5.A" style:family="table-column">
      <style:table-column-properties style:column-width="4.112cm" style:rel-column-width="2331*"/>
    </style:style>
    <style:style style:name="Tabela5.B" style:family="table-column">
      <style:table-column-properties style:column-width="9.888cm" style:rel-column-width="5606*"/>
    </style:style>
    <style:style style:name="Tabela5.C" style:family="table-column">
      <style:table-column-properties style:column-width="6.502cm" style:rel-column-width="3686*"/>
    </style:style>
    <style:style style:name="Tabela5.D" style:family="table-column">
      <style:table-column-properties style:column-width="7.198cm" style:rel-column-width="4081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199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199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199cm" fo:border-left="0.05pt solid #000000" fo:border-right="none" fo:border-top="none" fo:border-bottom="0.05pt solid #000000"/>
    </style:style>
    <style:style style:name="Tabela5.D2" style:family="table-cell">
      <style:table-cell-properties fo:padding="0.199cm" fo:border-left="0.05pt solid #000000" fo:border-right="0.05pt solid #000000" fo:border-top="none" fo:border-bottom="0.05pt solid #000000"/>
    </style:style>
    <style:style style:name="Tabela5.4" style:family="table-row">
      <style:table-row-properties style:min-row-height="0.762cm"/>
    </style:style>
    <style:style style:name="P1" style:family="paragraph" style:parent-style-name="Header">
      <style:paragraph-properties fo:text-align="end" style:justify-single-word="false"/>
      <style:text-properties officeooo:rsid="01c192d2"/>
    </style:style>
    <style:style style:name="P2" style:family="paragraph" style:parent-style-name="Header">
      <style:paragraph-properties fo:text-align="end" style:justify-single-word="false"/>
      <style:text-properties officeooo:rsid="01c192d2" officeooo:paragraph-rsid="01c192d2"/>
    </style:style>
    <style:style style:name="P3" style:family="paragraph" style:parent-style-name="Header">
      <style:paragraph-properties fo:text-align="start" style:justify-single-word="false"/>
      <style:text-properties officeooo:paragraph-rsid="01c192d2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size-complex="8pt"/>
    </style:style>
    <style:style style:name="P9" style:family="paragraph" style:parent-style-name="Table_20_Contents">
      <style:paragraph-properties fo:text-align="start" style:justify-single-word="false"/>
      <style:text-properties officeooo:rsid="01ac938d" officeooo:paragraph-rsid="01ac938d" style:font-size-complex="8pt"/>
    </style:style>
    <style:style style:name="P10" style:family="paragraph" style:parent-style-name="Table_20_Contents">
      <style:paragraph-properties fo:text-align="end" style:justify-single-word="false"/>
      <style:text-properties style:font-size-complex="8pt"/>
    </style:style>
    <style:style style:name="P11" style:family="paragraph" style:parent-style-name="Table_20_Contents">
      <style:paragraph-properties fo:text-align="end" style:justify-single-word="false"/>
      <style:text-properties officeooo:rsid="01b1a5cd" officeooo:paragraph-rsid="01b1a5cd" style:font-size-complex="8pt"/>
    </style:style>
    <style:style style:name="P12" style:family="paragraph" style:parent-style-name="Table_20_Contents">
      <style:paragraph-properties fo:text-align="start" style:justify-single-word="false"/>
      <style:text-properties officeooo:rsid="01b1a5cd" officeooo:paragraph-rsid="01b1a5cd" style:font-size-complex="8pt"/>
    </style:style>
    <style:style style:name="P13" style:family="paragraph" style:parent-style-name="Table_20_Contents">
      <style:paragraph-properties fo:text-align="end" style:justify-single-word="false"/>
      <style:text-properties officeooo:rsid="01b38152" officeooo:paragraph-rsid="01b38152" style:font-size-complex="8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1b1a5cd" officeooo:paragraph-rsid="01b1a5c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end" style:justify-single-word="false"/>
      <style:text-properties officeooo:rsid="00172e7c" officeooo:paragraph-rsid="01b753e8" style:font-size-complex="8pt"/>
    </style:style>
    <style:style style:name="P17" style:family="paragraph" style:parent-style-name="Standard">
      <style:paragraph-properties fo:text-align="justify" style:justify-single-word="false"/>
      <style:text-properties fo:font-size="8pt" officeooo:rsid="01c874e8" officeooo:paragraph-rsid="01c874e8" style:font-size-asian="8pt" style:font-size-complex="8pt"/>
    </style:style>
    <style:style style:name="P18" style:family="paragraph" style:parent-style-name="Standard">
      <style:paragraph-properties fo:text-align="justify" style:justify-single-word="false"/>
      <style:text-properties fo:font-size="10pt" officeooo:rsid="01c874e8" officeooo:paragraph-rsid="01c874e8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officeooo:rsid="01b1a5cd" officeooo:paragraph-rsid="01b1a5cd" style:font-size-complex="8pt"/>
    </style:style>
    <style:style style:name="P20" style:family="paragraph" style:parent-style-name="Table_20_Contents">
      <style:paragraph-properties fo:text-align="start" style:justify-single-word="false"/>
      <style:text-properties officeooo:rsid="01c9f3cb" officeooo:paragraph-rsid="01c9f3cb" style:font-size-complex="8pt"/>
    </style:style>
    <style:style style:name="P21" style:family="paragraph" style:parent-style-name="Table_20_Contents">
      <style:paragraph-properties fo:text-align="start" style:justify-single-word="false"/>
      <style:text-properties officeooo:paragraph-rsid="01ac938d" style:font-size-complex="8pt"/>
    </style:style>
    <style:style style:name="P22" style:family="paragraph" style:parent-style-name="Table_20_Contents">
      <style:paragraph-properties fo:text-align="justify" style:justify-single-word="false"/>
      <style:text-properties fo:font-size="8pt" officeooo:rsid="01c874e8" officeooo:paragraph-rsid="01c874e8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1c7723a" officeooo:paragraph-rsid="01c7723a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2pt" fo:font-weight="bold" officeooo:rsid="01c874e8" officeooo:paragraph-rsid="01c874e8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2pt" fo:font-weight="bold" officeooo:rsid="01c874e8" officeooo:paragraph-rsid="01c9f3cb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6pt" fo:font-weight="bold" officeooo:rsid="01c7723a" officeooo:paragraph-rsid="01c7723a" style:font-size-asian="16pt" style:font-weight-asian="bold" style:font-size-complex="16pt" style:font-weight-complex="bold"/>
    </style:style>
    <style:style style:name="P28" style:family="paragraph" style:parent-style-name="Table_20_Contents">
      <style:paragraph-properties fo:margin-top="0.201cm" fo:margin-bottom="0.201cm" loext:contextual-spacing="false" fo:text-align="start" style:justify-single-word="false"/>
      <style:text-properties fo:font-weight="bold" officeooo:rsid="01c7723a" officeooo:paragraph-rsid="01c7723a" style:font-weight-asian="bold" style:font-size-complex="8pt" style:font-weight-complex="bold"/>
    </style:style>
    <style:style style:name="P29" style:family="paragraph" style:parent-style-name="Table_20_Contents">
      <style:paragraph-properties fo:margin-top="0.201cm" fo:margin-bottom="0.201cm" loext:contextual-spacing="false" fo:text-align="start" style:justify-single-word="false"/>
      <style:text-properties fo:font-size="14pt" fo:font-weight="bold" officeooo:rsid="01c7723a" officeooo:paragraph-rsid="01c7723a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margin-top="0.201cm" fo:margin-bottom="0.201cm" loext:contextual-spacing="false" fo:text-align="start" style:justify-single-word="false"/>
      <style:text-properties fo:font-size="10.5pt" fo:font-weight="bold" officeooo:rsid="01c7723a" officeooo:paragraph-rsid="01c7723a" style:font-size-asian="10.5pt" style:font-weight-asian="bold" style:font-size-complex="10.5pt" style:font-weight-complex="bold"/>
    </style:style>
    <style:style style:name="P31" style:family="paragraph" style:parent-style-name="Table_20_Contents">
      <style:paragraph-properties fo:margin-top="0.201cm" fo:margin-bottom="0.201cm" loext:contextual-spacing="false" fo:text-align="start" style:justify-single-word="false"/>
      <style:text-properties fo:font-size="9.5pt" fo:font-weight="bold" officeooo:rsid="01c7723a" officeooo:paragraph-rsid="01c7723a" style:font-size-asian="9.5pt" style:font-weight-asian="bold" style:font-size-complex="9.5pt" style:font-weight-complex="bold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="none" draw:fill-color="#ffffff"/>
      <style:paragraph-properties fo:text-align="center" style:writing-mode="lr-tb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officeooo:rsid="01502cd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c9f3cb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1c874e8" style:font-size-asian="14pt" style:font-size-complex="14pt"/>
    </style:style>
    <style:style style:name="T6" style:family="text">
      <style:text-properties fo:font-size="14pt" officeooo:rsid="01c9f3cb" style:font-size-asian="14pt" style:font-size-complex="14pt"/>
    </style:style>
    <style:style style:name="T7" style:family="text">
      <style:text-properties fo:font-size="14pt" officeooo:rsid="01ac938d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1c7723a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1c874e8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1c9f3cb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1ac938d" style:font-size-asian="14pt" style:font-weight-asian="bold" style:font-size-complex="14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1c7723a" style:font-size-asian="10pt" style:font-size-complex="10pt"/>
    </style:style>
    <style:style style:name="T15" style:family="text">
      <style:text-properties officeooo:rsid="01c874e8"/>
    </style:style>
    <style:style style:name="T16" style:family="text">
      <style:text-properties fo:color="#000000" style:font-name="Arial" fo:font-style="normal" fo:font-weight="normal" style:font-style-asian="normal" style:font-weight-asian="normal"/>
    </style:style>
    <style:style style:name="T17" style:family="text">
      <style:text-properties fo:color="#000000" style:font-name="Arial"/>
    </style:style>
    <style:style style:name="T18" style:family="text">
      <style:text-properties officeooo:rsid="01c9f3cb"/>
    </style:style>
    <style:style style:name="T19" style:family="text">
      <style:text-properties officeooo:rsid="01ac938d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ize="9pt" officeooo:rsid="01c7723a" style:font-size-asian="9pt" style:font-size-complex="9pt"/>
    </style:style>
    <style:style style:name="T22" style:family="text">
      <style:text-properties fo:font-size="9pt" officeooo:rsid="01c874e8" style:font-size-asian="9pt" style:font-size-complex="9pt"/>
    </style:style>
    <style:style style:name="T23" style:family="text">
      <style:text-properties fo:font-size="9pt" officeooo:rsid="01c9f3cb" style:font-size-asian="9pt" style:font-size-complex="9pt"/>
    </style:style>
    <style:style style:name="T24" style:family="text">
      <style:text-properties fo:font-size="9pt" officeooo:rsid="01ac938d" style:font-size-asian="9pt" style:font-size-complex="9pt"/>
    </style:style>
    <style:style style:name="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color-mode="standard" draw:luminance="0%" draw:contrast="0%" draw:gamma="100%" draw:red="0%" draw:green="0%" draw:blue="0%" fo:clip="rect(0cm, 0cm, 0cm, 0cm)" draw:image-opacity="100%" style:mirror="none" style:run-through="foreground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26cm" svg:stroke-color="#000000" draw:marker-end="msArrowEnd_20_1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_atual" text:name="py3o.data_atual"/>
        <text:user-field-decl office:value-type="string" office:string-value="data_atual" text:name="py3o.object.data_atual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  <text:user-field-decl office:value-type="string" office:string-value="inss_empresa_funcionario.base" text:name="py3o.inss_empresa_funcionario.base"/>
        <text:user-field-decl office:value-type="string" office:string-value="inss_empresa_funcionario.inss_empresa" text:name="py3o.inss_empresa_funcionario.inss_empresa"/>
        <text:user-field-decl office:value-type="string" office:string-value="inss_empresa_funcionario.rat_fap" text:name="py3o.inss_empresa_funcionario.rat_fap"/>
        <text:user-field-decl office:value-type="string" office:string-value="inss_empresa_funcionario.terceiros" text:name="py3o.inss_empresa_funcionario.terceiros"/>
        <text:user-field-decl office:value-type="string" office:string-value="inss_empresa_funcionario.total" text:name="py3o.inss_empresa_funcionario.total"/>
        <text:user-field-decl office:value-type="string" office:string-value="inss_empresa_pro_labore.base" text:name="py3o.inss_empresa_pro_labore.base"/>
        <text:user-field-decl office:value-type="string" office:string-value="inss_empresa_pro_labore.inss_empresa" text:name="py3o.inss_empresa_pro_labore.inss_empresa"/>
        <text:user-field-decl office:value-type="string" office:string-value="inss_empresa_pro_labore.rat_fap" text:name="py3o.inss_empresa_pro_labore.rat_fap"/>
        <text:user-field-decl office:value-type="string" office:string-value="inss_empresa_pro_labore.terceiros" text:name="py3o.inss_empresa_pro_labore.terceiros"/>
        <text:user-field-decl office:value-type="string" office:string-value="inss_empresa_pro_labore.total" text:name="py3o.inss_empresa_pro_labore.total"/>
        <text:user-field-decl office:value-type="string" office:string-value="inss_empresa_autonomo.base" text:name="py3o.inss_empresa_autonomo.base"/>
        <text:user-field-decl office:value-type="string" office:string-value="inss_empresa_autonomo.inss_empresa" text:name="py3o.inss_empresa_autonomo.inss_empresa"/>
        <text:user-field-decl office:value-type="string" office:string-value="inss_empresa_autonomo.rat_fap" text:name="py3o.inss_empresa_autonomo.rat_fap"/>
        <text:user-field-decl office:value-type="string" office:string-value="inss_empresa_autonomo.terceiros" text:name="py3o.inss_empresa_autonomo.terceiros"/>
        <text:user-field-decl office:value-type="string" office:string-value="inss_empresa_autonomo.total" text:name="py3o.inss_empresa_autonomo.total"/>
        <text:user-field-decl office:value-type="string" office:string-value="inss_empresa_cooperativa.base" text:name="py3o.inss_empresa_cooperativa.base"/>
        <text:user-field-decl office:value-type="string" office:string-value="inss_empresa_cooperativa.inss_empresa" text:name="py3o.inss_empresa_cooperativa.inss_empresa"/>
        <text:user-field-decl office:value-type="string" office:string-value="inss_empresa_cooperativa.rat_fap" text:name="py3o.inss_empresa_cooperativa.rat_fap"/>
        <text:user-field-decl office:value-type="string" office:string-value="inss_empresa_cooperativa.terceiros" text:name="py3o.inss_empresa_cooperativa.terceiros"/>
        <text:user-field-decl office:value-type="string" office:string-value="inss_empresa_cooperativa.total" text:name="py3o.inss_empresa_cooperativa.total"/>
        <text:user-field-decl office:value-type="string" office:string-value="taxa_inss_empresa" text:name="py3o.taxa_inss_empresa"/>
        <text:user-field-decl office:value-type="string" office:string-value="taxa_rat_fap" text:name="py3o.taxa_rat_fap"/>
        <text:user-field-decl office:value-type="string" office:string-value="taxa_terceiros" text:name="py3o.taxa_terceiros"/>
        <text:user-field-decl office:value-type="string" office:string-value="total_bruto_inss_base" text:name="py3o.total_bruto_inss_base"/>
        <text:user-field-decl office:value-type="string" office:string-value="total_bruto_inss_empresa" text:name="py3o.total_bruto_inss_empresa"/>
        <text:user-field-decl office:value-type="string" office:string-value="total_bruto_inss_rat_fap" text:name="py3o.total_bruto_inss_rat_fap"/>
        <text:user-field-decl office:value-type="string" office:string-value="total_bruto_inss_terceiros" text:name="py3o.total_bruto_inss_terceiros"/>
        <text:user-field-decl office:value-type="string" office:string-value="total_bruto_inss_encargos" text:name="py3o.total_bruto_inss_encargos"/>
        <text:user-field-decl office:value-type="string" office:string-value="inss_funcionario_retido" text:name="py3o.inss_funcionario_retido"/>
        <text:user-field-decl office:value-type="string" office:string-value="inss_pro_labore_retido" text:name="py3o.inss_pro_labore_retido"/>
        <text:user-field-decl office:value-type="string" office:string-value="inss_autonomo_retido" text:name="py3o.inss_autonomo_retido"/>
        <text:user-field-decl office:value-type="string" office:string-value="total_inss_retido" text:name="py3o.total_inss_retido"/>
        <text:user-field-decl office:value-type="string" office:string-value="salario_familia_deducao" text:name="py3o.salario_familia_deducao"/>
        <text:user-field-decl office:value-type="string" office:string-value="licenca_maternidade_deducao" text:name="py3o.licenca_maternidade_deducao"/>
        <text:user-field-decl office:value-type="string" office:string-value="valor_retencao_do_mes_deducao" text:name="py3o.valor_retencao_do_mes_deducao"/>
        <text:user-field-decl office:value-type="string" office:string-value="total_inss_deducao" text:name="py3o.total_inss_deducao"/>
        <text:user-field-decl office:value-type="string" office:string-value="total_liquido_inss" text:name="py3o.total_liquido_inss"/>
        <text:user-field-decl office:value-type="string" office:string-value="empresa_abc" text:name="py3o.empresa_abc"/>
        <text:user-field-decl office:value-type="string" office:string-value="aliquota" text:name="py3o.aliquota"/>
        <text:user-field-decl office:value-type="string" office:string-value="valor_total_fgts" text:name="py3o.valor_total_fgts"/>
        <text:user-field-decl office:value-type="string" office:string-value="competencia" text:name="py3o.competencia"/>
        <text:user-field-decl office:value-type="string" office:string-value="valor_inss" text:name="py3o.valor_inss"/>
        <text:user-field-decl office:value-type="string" office:string-value="data_vencimento" text:name="py3o.data_vencimento"/>
        <text:user-field-decl office:value-type="string" office:string-value="endereco" text:name="py3o.endereco"/>
        <text:user-field-decl office:value-type="string" office:string-value="telefone" text:name="py3o.telefone"/>
        <text:user-field-decl office:value-type="string" office:string-value="bairro" text:name="py3o.bairro"/>
        <text:user-field-decl office:value-type="string" office:string-value="cidade" text:name="py3o.cidade"/>
        <text:user-field-decl office:value-type="string" office:string-value="estado" text:name="py3o.estado"/>
        <text:user-field-decl office:value-type="string" office:string-value="cep" text:name="py3o.cep"/>
        <text:user-field-decl office:value-type="string" office:string-value="logo" text:name="py3o.logo"/>
      </text:user-field-decls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table:number-rows-spanned="4" office:value-type="string">
            <text:p text:style-name="P7"><draw:frame text:anchor-type="char" draw:z-index="1" draw:style-name="gr2" draw:text-style-name="P33" svg:width="3.573cm" svg:height="3.507cm" svg:x="0.189cm" svg:y="-0.016cm"><draw:image xlink:href="Pictures/20000014000035A400003ACF73461AD3CB982A04.wmf" xlink:type="simple" xlink:show="embed" xlink:actuate="onLoad"><text:p/></draw:image></draw:frame></text:p>
          </table:table-cell>
          <table:table-cell table:style-name="Tabela5.A1" table:number-rows-spanned="4" office:value-type="string">
            <text:p text:style-name="P29">MINISTÉRIO DA FAZENDA</text:p>
            <text:p text:style-name="P30">SECRETARIA DA RECEITA FEDERAL DO BRASIL</text:p>
            <text:p text:style-name="P31">Documento de Arrecadação de Receitas Federais</text:p>
            <text:p text:style-name="P28"/>
            <text:p text:style-name="P27">DARF</text:p>
          </table:table-cell>
          <table:table-cell table:style-name="Tabela5.C1" office:value-type="string">
            <text:p text:style-name="P9"><text:span text:style-name="T10">02</text:span><text:span text:style-name="T15"> </text:span><text:span text:style-name="T22">PERÍODO DE APURAÇÃO</text:span><draw:line text:anchor-type="char" draw:z-index="2" draw:style-name="gr3" draw:text-style-name="P33" svg:x1="5.443cm" svg:y1="0.302cm" svg:x2="6.066cm" svg:y2="0.302cm"><text:p/></draw:line><draw:line text:anchor-type="char" draw:z-index="3" draw:style-name="gr3" draw:text-style-name="P33" svg:x1="5.443cm" svg:y1="1.302cm" svg:x2="6.066cm" svg:y2="1.302cm"><text:p/></draw:line></text:p>
          </table:table-cell>
          <table:table-cell table:style-name="Tabela5.D1" office:value-type="string">
            <text:p text:style-name="P11">2100</text:p>
          </table:table-cell>
        </table:table-row>
        <table:table-row>
          <table:covered-table-cell/>
          <table:covered-table-cell/>
          <table:table-cell table:style-name="Tabela5.C2" office:value-type="string">
            <text:p text:style-name="P20"><text:span text:style-name="T8">03</text:span> <text:span text:style-name="T20">NÚMERO DO CPF OU CNPJ</text:span><draw:line text:anchor-type="char" draw:z-index="4" draw:style-name="gr3" draw:text-style-name="P33" svg:x1="5.443cm" svg:y1="1.302cm" svg:x2="6.066cm" svg:y2="1.302cm"><text:p/></draw:line></text:p>
          </table:table-cell>
          <table:table-cell table:style-name="Tabela5.D2" office:value-type="string">
            <text:p text:style-name="P11"/>
          </table:table-cell>
        </table:table-row>
        <table:table-row>
          <table:covered-table-cell/>
          <table:covered-table-cell/>
          <table:table-cell table:style-name="Tabela5.C2" office:value-type="string">
            <text:p text:style-name="P20"><text:span text:style-name="T8">04</text:span> <text:span text:style-name="T20">CÓDIGO DA RECEITA</text:span><draw:line text:anchor-type="char" draw:z-index="5" draw:style-name="gr3" draw:text-style-name="P33" svg:x1="5.443cm" svg:y1="1.302cm" svg:x2="6.066cm" svg:y2="1.302cm"><text:p/></draw:line></text:p>
          </table:table-cell>
          <table:table-cell table:style-name="Tabela5.D2" office:value-type="string">
            <text:p text:style-name="P16"><text:span text:style-name="T1"><text:user-field-get text:name="py3o.mes_do_ano">mes_do_ano</text:user-field-get></text:span><text:span text:style-name="T1">/</text:span><text:span text:style-name="T1"><text:user-field-get text:name="py3o.ano">ano</text:user-field-get></text:span></text:p>
          </table:table-cell>
        </table:table-row>
        <table:table-row table:style-name="Tabela5.4">
          <table:covered-table-cell/>
          <table:covered-table-cell/>
          <table:table-cell table:style-name="Tabela5.C2" office:value-type="string">
            <text:p text:style-name="P20"><text:span text:style-name="T8">05</text:span> <text:span text:style-name="T20">NÚMERO DE REFERÊNCIA</text:span><draw:line text:anchor-type="char" draw:z-index="6" draw:style-name="gr3" draw:text-style-name="P33" svg:x1="5.443cm" svg:y1="1.302cm" svg:x2="6.066cm" svg:y2="1.302cm"><text:p/></draw:line></text:p>
          </table:table-cell>
          <table:table-cell table:style-name="Tabela5.D2" office:value-type="string">
            <text:p text:style-name="P10"><text:user-field-get text:name="py3o.cnpj_cpf">cnpj_cpf</text:user-field-get></text:p>
          </table:table-cell>
        </table:table-row>
        <table:table-row>
          <table:table-cell table:style-name="Tabela5.A2" table:number-rows-spanned="3" table:number-columns-spanned="2" office:value-type="string">
            <text:p text:style-name="P14"><text:span text:style-name="T9">0</text:span><text:span text:style-name="T8">1</text:span> <text:span text:style-name="T20">N</text:span><text:span text:style-name="T21">OME</text:span><text:span text:style-name="T20"> / </text:span><text:span text:style-name="T21">TELEFONE</text:span></text:p>
            <text:p text:style-name="P6"/>
            <text:p text:style-name="P12"><text:user-field-get text:name="py3o.legal_name">legal_name</text:user-field-get></text:p>
            <text:p text:style-name="P12"><text:user-field-get text:name="py3o.endereco">endereco</text:user-field-get> - <text:user-field-get text:name="py3o.telefone">telefone</text:user-field-get></text:p>
          </table:table-cell>
          <table:covered-table-cell/>
          <table:table-cell table:style-name="Tabela5.C2" office:value-type="string">
            <text:p text:style-name="P9"><text:span text:style-name="T11">0</text:span><text:span text:style-name="T8">6</text:span> <text:span text:style-name="T23">DATA DE VENCIMENTO</text:span><draw:line text:anchor-type="char" draw:z-index="7" draw:style-name="gr3" draw:text-style-name="P33" svg:x1="5.443cm" svg:y1="1.302cm" svg:x2="6.066cm" svg:y2="1.302cm"><text:p/></draw:line></text:p>
          </table:table-cell>
          <table:table-cell table:style-name="Tabela5.D2" office:value-type="string">
            <text:p text:style-name="P10"><text:user-field-get text:name="py3o.valor_inss">valor_inss</text:user-field-get></text:p>
          </table:table-cell>
        </table:table-row>
        <table:table-row>
          <table:covered-table-cell/>
          <table:covered-table-cell/>
          <table:table-cell table:style-name="Tabela5.C2" office:value-type="string">
            <text:p text:style-name="P9"><text:span text:style-name="T11">0</text:span><text:span text:style-name="T8">7</text:span> <text:span text:style-name="T23">VALOR DO PRINCIPAL</text:span><draw:line text:anchor-type="char" draw:z-index="8" draw:style-name="gr3" draw:text-style-name="P33" svg:x1="5.443cm" svg:y1="1.302cm" svg:x2="6.066cm" svg:y2="1.302cm"><text:p/></draw:line></text:p>
          </table:table-cell>
          <table:table-cell table:style-name="Tabela5.D2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ela5.C2" office:value-type="string">
            <text:p text:style-name="P9"><text:span text:style-name="T11">0</text:span><text:span text:style-name="T8">8</text:span> <text:span text:style-name="T23">VALOR DA MULTA</text:span></text:p>
          </table:table-cell>
          <table:table-cell table:style-name="Tabela5.D2" office:value-type="string">
            <text:p text:style-name="P10"/>
          </table:table-cell>
        </table:table-row>
        <table:table-row>
          <table:table-cell table:style-name="Tabela5.C2" table:number-columns-spanned="2" office:value-type="string">
            <text:p text:style-name="P26">Veja no verso </text:p>
            <text:p text:style-name="P26">instruções para preenchimento</text:p>
          </table:table-cell>
          <table:covered-table-cell/>
          <table:table-cell table:style-name="Tabela5.C2" office:value-type="string">
            <text:p text:style-name="P9"><draw:line text:anchor-type="char" draw:z-index="9" draw:style-name="gr3" draw:text-style-name="P34" svg:x1="5.46cm" svg:y1="0.461cm" svg:x2="6.084cm" svg:y2="0.461cm"><text:p/></draw:line><text:span text:style-name="T11">0</text:span><text:span text:style-name="T8">9</text:span> <text:span text:style-name="T23">VALOR DOS JUROS E / OU ENCARGOS DL – 1.025/69</text:span></text:p>
          </table:table-cell>
          <table:table-cell table:style-name="Tabela5.D2" office:value-type="string">
            <text:p text:style-name="P10"><text:user-field-get text:name="py3o.total_bruto_inss_terceiros">total_bruto_inss_terceiros</text:user-field-get></text:p>
          </table:table-cell>
        </table:table-row>
        <table:table-row>
          <table:table-cell table:style-name="Tabela5.A2" table:number-rows-spanned="2" table:number-columns-spanned="2" office:value-type="string">
            <text:p text:style-name="P25">ATENÇÃO</text:p>
            <text:p text:style-name="P22"/>
            <text:p text:style-name="P18"><text:span text:style-name="T16">É vedado o recolhimento de tributos <text:s/>administrados pela </text:span><text:span text:style-name="T17">Secretaria da Receita Federal do Brasil (RFB) cujo valor total seja inferior a R$ 10,00. Ocorrendo tal situação, adicione esse valor ao tributo de mesmo código de períodos subseqüentes, até que o total seja igual ou superior a R$ 10,00.</text:span></text:p>
            <text:p text:style-name="P17"/>
            <text:p text:style-name="P8"/>
            <text:p text:style-name="P13"/>
          </table:table-cell>
          <table:covered-table-cell/>
          <table:table-cell table:style-name="Tabela5.C2" office:value-type="string">
            <text:p text:style-name="P9"><draw:line text:anchor-type="char" draw:z-index="10" draw:style-name="gr3" draw:text-style-name="P33" svg:x1="5.459cm" svg:y1="0.337cm" svg:x2="6.082cm" svg:y2="0.337cm"><text:p/></draw:line><text:span text:style-name="T8">10</text:span> <text:span text:style-name="T23">VALOR TOTAL</text:span></text:p>
          </table:table-cell>
          <table:table-cell table:style-name="Tabela5.D2" office:value-type="string">
            <text:p text:style-name="P10"/>
          </table:table-cell>
        </table:table-row>
        <table:table-row>
          <table:covered-table-cell/>
          <table:covered-table-cell/>
          <table:table-cell table:style-name="Tabela5.D2" table:number-columns-spanned="2" office:value-type="string">
            <text:p text:style-name="P21"><text:span text:style-name="T12">11</text:span><text:span text:style-name="T19"> </text:span><text:span text:style-name="T24">AUTENTICAÇÃO BANCÁRIA (Somente nas 1ª e 2ª vias)</text:span></text:p>
            <text:p text:style-name="P21"/>
          </table:table-cell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Book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msArrowEnd_20_1" draw:display-name="msArrowEnd 1" svg:viewBox="0 0 80 80" svg:d="M40 0l40 80h-8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6" style:family="table">
      <style:table-properties style:width="3.754cm" table:align="right" style:writing-mode="page"/>
    </style:style>
    <style:style style:name="Tabela6.A" style:family="table-column">
      <style:table-column-properties style:column-width="1.542cm"/>
    </style:style>
    <style:style style:name="Tabela6.B" style:family="table-column">
      <style:table-column-properties style:column-width="2.212cm"/>
    </style:style>
    <style:style style:name="Tabela6.A1" style:family="table-cell">
      <style:table-cell-properties fo:padding="0.097cm" fo:border="none"/>
    </style:style>
    <style:style style:name="MP1" style:family="paragraph" style:parent-style-name="Header">
      <style:paragraph-properties fo:text-align="end" style:justify-single-word="false"/>
      <style:text-properties officeooo:rsid="01c192d2"/>
    </style:style>
    <style:style style:name="MP2" style:family="paragraph" style:parent-style-name="Header">
      <style:paragraph-properties fo:text-align="start" style:justify-single-word="false"/>
      <style:text-properties officeooo:paragraph-rsid="01c192d2"/>
    </style:style>
    <style:style style:name="MP3" style:family="paragraph" style:parent-style-name="Header">
      <style:paragraph-properties fo:text-align="end" style:justify-single-word="false"/>
      <style:text-properties officeooo:rsid="01c192d2" officeooo:paragraph-rsid="01c192d2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Header">
      <style:paragraph-properties fo:text-align="end" style:justify-single-word="false"/>
    </style:style>
    <style:style style:name="MP6" style:family="paragraph">
      <loext:graphic-properties draw:fill-color="#000000"/>
      <style:paragraph-properties fo:text-align="center"/>
    </style:style>
    <style:style style:name="M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row>
            <table:table-cell table:style-name="Tabela6.A1" office:value-type="string">
              <text:p text:style-name="MP1">Página:</text:p>
            </table:table-cell>
            <table:table-cell table:style-name="Tabela6.A1" office:value-type="string">
              <text:p text:style-name="MP2"><text:page-number text:select-page="current">1</text:page-number></text:p>
            </table:table-cell>
          </table:table-row>
          <table:table-row>
            <table:table-cell table:style-name="Tabela6.A1" office:value-type="string">
              <text:p text:style-name="MP3">Data: </text:p>
            </table:table-cell>
            <table:table-cell table:style-name="Tabela6.A1" office:value-type="string">
              <text:p text:style-name="MP4"><text:user-field-get text:name="py3o.data_atual">data_atual</text:user-field-get></text:p>
            </table:table-cell>
          </table:table-row>
        </table:table>
        <text:p text:style-name="MP5"/>
      </style:header>
      <style:footer>
        <text:p text:style-name="Footer"><draw:line text:anchor-type="paragraph" draw:z-index="0" draw:name="Forma2" draw:style-name="Mgr1" draw:text-style-name="MP6" svg:x1="-0.776cm" svg:y1="0.338cm" svg:x2="28.222cm" svg:y2="0.338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10-03T17:01:51.615066732</dc:date>
    <meta:editing-duration>P6DT7H42M9S</meta:editing-duration>
    <meta:editing-cycles>373</meta:editing-cycles>
    <meta:generator>LibreOffice/5.1.6.2$Linux_X86_64 LibreOffice_project/10m0$Build-2</meta:generator>
    <meta:document-statistic meta:table-count="2" meta:image-count="0" meta:object-count="0" meta:page-count="1" meta:paragraph-count="30" meta:word-count="140" meta:character-count="845" meta:non-whitespace-character-count="731"/>
    <meta:user-defined meta:name="decimal_separator">,</meta:user-defined>
    <meta:user-defined meta:name="digit_separator">.</meta:user-defined>
    <meta:user-defined meta:name="float_format">"%.2f"</meta:user-defined>
  </office:meta>
</office:document-meta>
</file>